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Times New Roman" fo:font-size="12pt" style:font-size-asian="12pt" style:font-name-complex="Times New Roman1" style:font-size-complex="12pt"/>
    </style:style>
    <style:style style:name="P2" style:family="paragraph" style:parent-style-name="Standard">
      <style:paragraph-properties fo:margin-left="0.8898in" fo:margin-right="0in" fo:margin-top="0in" fo:margin-bottom="0in" fo:text-align="center" style:justify-single-word="false" fo:text-indent="-0.248in" style:auto-text-indent="false"/>
      <style:text-properties style:font-name="Times New Roman" fo:font-size="16pt" style:font-name-asian="Calibri1" style:font-size-asian="16pt" style:font-name-complex="Times New Roman1" style:font-size-complex="16pt"/>
    </style:style>
    <style:style style:name="P3" style:family="paragraph" style:parent-style-name="Standard" style:master-page-name="Standard">
      <style:paragraph-properties fo:margin-left="0.8898in" fo:margin-right="0in" fo:margin-top="0in" fo:margin-bottom="0in" fo:text-align="center" style:justify-single-word="false" fo:text-indent="-0.248in" style:auto-text-indent="false" style:page-number="auto"/>
    </style:style>
    <style:style style:name="P4" style:family="paragraph" style:parent-style-name="Standard">
      <style:paragraph-properties fo:margin-left="1in" fo:margin-right="0in" fo:margin-top="0in" fo:margin-bottom="0in" fo:text-indent="0in" style:auto-text-indent="false"/>
    </style:style>
    <style:style style:name="P5" style:family="paragraph" style:parent-style-name="Standard">
      <style:paragraph-properties fo:margin-left="1in" fo:margin-right="0in" fo:margin-top="0in" fo:margin-bottom="0in" fo:line-height="100%" fo:text-indent="0in" style:auto-text-indent="false"/>
    </style:style>
    <style:style style:name="P6" style:family="paragraph" style:parent-style-name="Standard">
      <style:paragraph-properties fo:margin-left="0in" fo:margin-right="0in" fo:margin-top="0.1665in" fo:margin-bottom="0.139in" fo:text-indent="0.5in" style:auto-text-indent="false"/>
    </style:style>
    <style:style style:name="P7" style:family="paragraph" style:parent-style-name="No_20_Spacing" style:list-style-name="WWNum3"/>
    <style:style style:name="P8" style:family="paragraph" style:parent-style-name="No_20_Spacing" style:list-style-name="WWNum4"/>
    <style:style style:name="P9" style:family="paragraph" style:parent-style-name="No_20_Spacing" style:list-style-name="WWNum5"/>
    <style:style style:name="P10" style:family="paragraph" style:parent-style-name="No_20_Spacing" style:list-style-name="WWNum6"/>
    <style:style style:name="P11" style:family="paragraph" style:parent-style-name="No_20_Spacing" style:list-style-name="WWNum7"/>
    <style:style style:name="P12" style:family="paragraph" style:parent-style-name="No_20_Spacing" style:list-style-name="WWNum8"/>
    <style:style style:name="P13" style:family="paragraph" style:parent-style-name="No_20_Spacing" style:list-style-name="WWNum9"/>
    <style:style style:name="P14" style:family="paragraph" style:parent-style-name="No_20_Spacing" style:list-style-name="WWNum10"/>
    <style:style style:name="P15" style:family="paragraph" style:parent-style-name="No_20_Spacing" style:list-style-name="WWNum11"/>
    <style:style style:name="P16" style:family="paragraph" style:parent-style-name="No_20_Spacing" style:list-style-name="WWNum12"/>
    <style:style style:name="P17" style:family="paragraph" style:parent-style-name="No_20_Spacing" style:list-style-name="WWNum13"/>
    <style:style style:name="P18" style:family="paragraph" style:parent-style-name="No_20_Spacing" style:list-style-name="WWNum14"/>
    <style:style style:name="P19" style:family="paragraph" style:parent-style-name="No_20_Spacing" style:list-style-name="WWNum15"/>
    <style:style style:name="P20" style:family="paragraph" style:parent-style-name="No_20_Spacing" style:list-style-name="WWNum16"/>
    <style:style style:name="P21" style:family="paragraph" style:parent-style-name="No_20_Spacing" style:list-style-name="WWNum17"/>
    <style:style style:name="P22" style:family="paragraph" style:parent-style-name="No_20_Spacing" style:list-style-name="WWNum18"/>
    <style:style style:name="P23" style:family="paragraph" style:parent-style-name="No_20_Spacing" style:list-style-name="WWNum19"/>
    <style:style style:name="P24" style:family="paragraph" style:parent-style-name="No_20_Spacing" style:list-style-name="WWNum20"/>
    <style:style style:name="P25" style:family="paragraph" style:parent-style-name="No_20_Spacing" style:list-style-name="WWNum21"/>
    <style:style style:name="P26" style:family="paragraph" style:parent-style-name="No_20_Spacing" style:list-style-name="WWNum22"/>
    <style:style style:name="P27" style:family="paragraph" style:parent-style-name="No_20_Spacing" style:list-style-name="WWNum23"/>
    <style:style style:name="P28" style:family="paragraph" style:parent-style-name="No_20_Spacing" style:list-style-name="WWNum24"/>
    <style:style style:name="P29" style:family="paragraph" style:parent-style-name="No_20_Spacing" style:list-style-name="WWNum25"/>
    <style:style style:name="P30" style:family="paragraph" style:parent-style-name="No_20_Spacing" style:list-style-name="WWNum26"/>
    <style:style style:name="P31" style:family="paragraph" style:parent-style-name="No_20_Spacing" style:list-style-name="WWNum27"/>
    <style:style style:name="P32" style:family="paragraph" style:parent-style-name="No_20_Spacing" style:list-style-name="WWNum28"/>
    <style:style style:name="P33" style:family="paragraph" style:parent-style-name="No_20_Spacing" style:list-style-name="WWNum29"/>
    <style:style style:name="P34" style:family="paragraph" style:parent-style-name="No_20_Spacing" style:list-style-name="WWNum30"/>
    <style:style style:name="P35" style:family="paragraph" style:parent-style-name="No_20_Spacing" style:list-style-name="WWNum31"/>
    <style:style style:name="P36" style:family="paragraph" style:parent-style-name="No_20_Spacing" style:list-style-name="WWNum32"/>
    <style:style style:name="P37" style:family="paragraph" style:parent-style-name="No_20_Spacing" style:list-style-name="WWNum33"/>
    <style:style style:name="P38" style:family="paragraph" style:parent-style-name="No_20_Spacing" style:list-style-name="WWNum34"/>
    <style:style style:name="P39" style:family="paragraph" style:parent-style-name="No_20_Spacing" style:list-style-name="WWNum35"/>
    <style:style style:name="P40" style:family="paragraph" style:parent-style-name="No_20_Spacing" style:list-style-name="WWNum36"/>
    <style:style style:name="P41" style:family="paragraph" style:parent-style-name="No_20_Spacing" style:list-style-name="WWNum37"/>
    <style:style style:name="P42" style:family="paragraph" style:parent-style-name="No_20_Spacing" style:list-style-name="WWNum38"/>
    <style:style style:name="P43" style:family="paragraph" style:parent-style-name="No_20_Spacing" style:list-style-name="WWNum39"/>
    <style:style style:name="P44" style:family="paragraph" style:parent-style-name="No_20_Spacing" style:list-style-name="WWNum40"/>
    <style:style style:name="P45" style:family="paragraph" style:parent-style-name="No_20_Spacing" style:list-style-name="WWNum41"/>
    <style:style style:name="P46" style:family="paragraph" style:parent-style-name="No_20_Spacing" style:list-style-name="WWNum42"/>
    <style:style style:name="P47" style:family="paragraph" style:parent-style-name="No_20_Spacing" style:list-style-name="WWNum43"/>
    <style:style style:name="P48" style:family="paragraph" style:parent-style-name="No_20_Spacing" style:list-style-name="WWNum44"/>
    <style:style style:name="P49" style:family="paragraph" style:parent-style-name="No_20_Spacing" style:list-style-name="WWNum45"/>
    <style:style style:name="P50" style:family="paragraph" style:parent-style-name="No_20_Spacing" style:list-style-name="WWNum46"/>
    <style:style style:name="P51" style:family="paragraph" style:parent-style-name="No_20_Spacing" style:list-style-name="WWNum47"/>
    <style:style style:name="P52" style:family="paragraph" style:parent-style-name="No_20_Spacing" style:list-style-name="WWNum48"/>
    <style:style style:name="P53" style:family="paragraph" style:parent-style-name="No_20_Spacing" style:list-style-name="WWNum49"/>
    <style:style style:name="P54" style:family="paragraph" style:parent-style-name="No_20_Spacing" style:list-style-name="WWNum50"/>
    <style:style style:name="P55" style:family="paragraph" style:parent-style-name="No_20_Spacing" style:list-style-name="WWNum51"/>
    <style:style style:name="P56" style:family="paragraph" style:parent-style-name="No_20_Spacing" style:list-style-name="WWNum52"/>
    <style:style style:name="P57" style:family="paragraph" style:parent-style-name="No_20_Spacing" style:list-style-name="WWNum53"/>
    <style:style style:name="P58" style:family="paragraph" style:parent-style-name="No_20_Spacing" style:list-style-name="WWNum54"/>
    <style:style style:name="P59" style:family="paragraph" style:parent-style-name="No_20_Spacing" style:list-style-name="WWNum55"/>
    <style:style style:name="P60" style:family="paragraph" style:parent-style-name="No_20_Spacing" style:list-style-name="WWNum56"/>
    <style:style style:name="P61" style:family="paragraph" style:parent-style-name="No_20_Spacing" style:list-style-name="WWNum57"/>
    <style:style style:name="P62" style:family="paragraph" style:parent-style-name="No_20_Spacing" style:list-style-name="WWNum58"/>
    <style:style style:name="P63" style:family="paragraph" style:parent-style-name="No_20_Spacing" style:list-style-name="WWNum59"/>
    <style:style style:name="P64" style:family="paragraph" style:parent-style-name="No_20_Spacing" style:list-style-name="WWNum60"/>
    <style:style style:name="P65" style:family="paragraph" style:parent-style-name="No_20_Spacing" style:list-style-name="WWNum61"/>
    <style:style style:name="T1" style:family="text">
      <style:text-properties style:font-name="Times New Roman" fo:font-size="16pt" style:text-underline-style="solid" style:text-underline-width="auto" style:text-underline-color="font-color" style:font-name-asian="Calibri1" style:font-size-asian="16pt" style:font-name-complex="Times New Roman1" style:font-size-complex="16pt"/>
    </style:style>
    <style:style style:name="T2" style:family="text">
      <style:text-properties fo:color="#000000" style:font-name="Times New Roman" style:font-name-asian="Calibri1" style:font-name-complex="Times New Roman1" style:font-size-complex="12pt"/>
    </style:style>
    <style:style style:name="T3" style:family="text">
      <style:text-properties fo:color="#000000" style:font-name="Times New Roman" style:font-name-complex="Times New Roman1" style:font-size-complex="12pt"/>
    </style:style>
    <style:style style:name="T4" style:family="text">
      <style:text-properties fo:color="#000000" style:font-name="Times New Roman" fo:font-size="12pt" fo:background-color="#00ff00" style:font-name-asian="Calibri1" style:font-size-asian="12pt" style:font-name-complex="Times New Roman1" style:font-size-complex="12pt"/>
    </style:style>
    <style:style style:name="T5" style:family="text">
      <style:text-properties fo:color="#000000" style:font-name="Times New Roman" fo:font-size="12pt" fo:background-color="#00ff00" style:font-size-asian="12pt" style:font-name-complex="Times New Roman1" style:font-size-complex="12pt"/>
    </style:style>
    <style:style style:name="T6" style:family="text">
      <style:text-properties fo:color="#000000" style:font-name="Times New Roman" fo:font-size="12pt" style:font-name-asian="Calibri1" style:font-size-asian="12pt" style:font-name-complex="Times New Roman1" style:font-size-complex="12pt"/>
    </style:style>
    <style:style style:name="T7" style:family="text">
      <style:text-properties fo:color="#000000" style:font-name="Times New Roman" fo:font-size="12pt" style:font-name-asian="Calibri1" style:font-size-asian="12pt" style:font-name-complex="Times New Roman1" style:font-size-complex="12pt" style:font-weight-complex="bold"/>
    </style:style>
    <style:style style:name="T8" style:family="text">
      <style:text-properties fo:color="#000000"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GoBack"/><text:span text:style-name="T1">Data Architecture &amp; Management Designer Set 2</text:span></text:p>
      <text:p text:style-name="P2"><text:bookmark-end text:name="_GoBack"/></text:p>
      <text:p text:style-name="Heading_20_1"><text:span text:style-name="T2">Universal Containers wants their Shipment custom object to always relate to a Container, a Sender, and a Receiver (all separate custom objects). If a Shipment is currently associated with a Container, Sender, or Receiver, deletion of those records should not be allowed. They also want separate sharing models on each custom object. What approach should an architect take to fulfill these requirements?</text:span></text:p>
      <text:h text:style-name="No_20_Spacing" text:outline-level="1"><text:span text:style-name="T4">Create a required Lookup relationship to each of the three parent records.</text:span></text:h>
      <text:h text:style-name="No_20_Spacing" text:outline-level="1"><text:span text:style-name="T6">Create two Master -Detail and one Lookup relationship to the parent records.</text:span></text:h>
      <text:h text:style-name="No_20_Spacing" text:outline-level="1"><text:span text:style-name="T6">Create a Master -Detail relationship to each of the three parent records.</text:span></text:h>
      <text:h text:style-name="No_20_Spacing" text:outline-level="1"><text:span text:style-name="T6">Use a VLOOKUP formula field to associate the Shipment to each parent record.</text:span></text:h>
      <text:p text:style-name="Heading_20_1"><text:span text:style-name="T2">Universal Containers (UC) is planning to move away from legacy CRM to Salesforce. As part of one-time data migration, UC will need to keep the original date when a contact was created in the legacy system. How should an Architect design the data migration solution to meet this requirement?</text:span></text:p>
      <text:list xml:id="list3174558525771835107" text:style-name="WWNum3">
        <text:list-item>
          <text:h text:style-name="P7" text:outline-level="1"><text:span text:style-name="T6">After the data is migrated, perform an update on all records to set the original date in a standard CreatedDate field.</text:span></text:h>
        </text:list-item>
      </text:list>
      <text:h text:style-name="No_20_Spacing" text:outline-level="1"><text:span text:style-name="T6">Create a new field on Contact object to capture the Created Date. Hide the standard CreatedDate field using Field -Level Security.</text:span></text:h>
      <text:h text:style-name="No_20_Spacing" text:outline-level="1"><text:span text:style-name="T4">Enable "Set Audit Fields" and assign the permission to the user loading the data for the duration of the migration.</text:span></text:h>
      <text:h text:style-name="No_20_Spacing" text:outline-level="1"><text:span text:style-name="T6">Write an Apex trigger on the Contact object, before insert event to set the original value in a standard CreatedDate field.</text:span></text:h>
      <text:p text:style-name="Heading_20_1"><text:span text:style-name="T2">An architect has been asked to provide error messages when a future date is detected in a custom Birthdate_c field on the Contact object. The client wants the ability to translate the error messages. What are two approaches the architect should use to achieve this solution? Choose 2 answers</text:span></text:p>
      <text:list xml:id="list2167938042039996743" text:style-name="WWNum4">
        <text:list-item>
          <text:h text:style-name="P8" text:outline-level="1"><text:span text:style-name="T6">Implement a third -party validation process with translate functionality.</text:span></text:h>
        </text:list-item>
      </text:list>
      <text:h text:style-name="No_20_Spacing" text:outline-level="1"><text:span text:style-name="T4">Create a trigger on Contact and add an error to the record with a custom label.</text:span></text:h>
      <text:h text:style-name="No_20_Spacing" text:outline-level="1"><text:span text:style-name="T6">Create a workflow field update to set the standard ErrorMessage field.</text:span></text:h>
      <text:h text:style-name="No_20_Spacing" text:outline-level="1"><text:span text:style-name="T4">Create a validation rule and translate the error message with translation workbench.</text:span></text:h>
      <text:p text:style-name="Heading_20_1"><text:span text:style-name="T2">What is an advantage of using Custom metadata type over Custom setting?</text:span></text:p>
      <text:list xml:id="list3272540991187373156" text:style-name="WWNum5">
        <text:list-item>
          <text:h text:style-name="P9" text:outline-level="1"><text:span text:style-name="T6">Custom metadata records are not copied from production to sandbox.</text:span></text:h>
        </text:list-item>
        <text:list-item>
          <text:h text:style-name="P9" text:outline-level="1"><text:span text:style-name="T6">Custom metadata types are available for reporting.</text:span></text:h>
        </text:list-item>
        <text:list-item>
          <text:h text:style-name="P9" text:outline-level="1"><text:span text:style-name="T4">Custom metadata records are deployable using packages.</text:span></text:h>
        </text:list-item>
        <text:list-item>
          <text:h text:style-name="P9" text:outline-level="1"><text:span text:style-name="T6">Custom metadata records are editable in Apex.</text:span></text:h>
        </text:list-item>
      </text:list>
      <text:p text:style-name="Heading_20_1"><text:span text:style-name="T2">The invoicing system at Universal Containers requires that attachments associated with the Invoice_c custom object be classified by Types (i.e., "Receipt," "Invoice PDF," etc.) so that reporting can be done on invoices showing the number of attachments grouped by Type. What approach should be taken to categorize the attachments to meet these requirements?</text:span></text:p>
      <text:list xml:id="list271703321419514379" text:style-name="WWNum6">
        <text:list-item>
          <text:h text:style-name="P10" text:outline-level="1"><text:span text:style-name="T6">Add additional options to the standard ContentType picklist field for the Attachment object.</text:span></text:h>
        </text:list-item>
        <text:list-item>
          <text:h text:style-name="P10" text:outline-level="1"><text:soft-page-break/><text:span text:style-name="T6">Add a ContentType picklist field to the Attachment layout and create additional picklist options.</text:span></text:h>
        </text:list-item>
        <text:list-item>
          <text:h text:style-name="P10" text:outline-level="1"><text:span text:style-name="T6">Create a custom picklist field for the Type on the standard Attachment object with the values.</text:span></text:h>
        </text:list-item>
        <text:list-item>
          <text:h text:style-name="P10" text:outline-level="1"><text:span text:style-name="T4">Create a custom object related to the Invoice object with a picklist field for the Type.</text:span></text:h>
        </text:list-item>
      </text:list>
      <text:p text:style-name="Heading_20_1"><text:span text:style-name="T2">Universal Containers has a legacy system that captures Conferences and Venues. These Conferences can occur at any Venue. They create hundreds of thousands of Conferences per year. Historically, they have only used 20 Venues. Which two things should the data architect consider when de-normalizing this data model into a single Conference object with a Venue picklist? Choose 2 answers</text:span></text:p>
      <text:list xml:id="list6665928453752742604" text:style-name="WWNum7">
        <text:list-item>
          <text:h text:style-name="P11" text:outline-level="1"><text:span text:style-name="T6">Limitations on master -detail relationships.</text:span></text:h>
        </text:list-item>
        <text:list-item>
          <text:h text:style-name="P11" text:outline-level="1"><text:span text:style-name="T4">Org data storage limitations.</text:span></text:h>
        </text:list-item>
        <text:list-item>
          <text:h text:style-name="P11" text:outline-level="1"><text:span text:style-name="T4">Bulk API limitations on picklist fields.</text:span></text:h>
        </text:list-item>
        <text:list-item>
          <text:h text:style-name="P11" text:outline-level="1"><text:span text:style-name="T6">Standard list view in-line editing.</text:span></text:h>
        </text:list-item>
      </text:list>
      <text:p text:style-name="Heading_20_1"><text:span text:style-name="T2">Universal Container (UC) has around 200,000 Customers (stored in Account object). They get 1 or 2 Orders every month from each Customer. Orders are stored in a custom object called "Order_c"; this has about 50 fields. UC is expecting a growth of 10% year-over-year. What are two considerations an architect should consider to improve the performance of SOQL queries that retrieve data from the Order_c object? Choose 2 answers</text:span></text:p>
      <text:list xml:id="list4305520420773537452" text:style-name="WWNum8">
        <text:list-item>
          <text:h text:style-name="P12" text:outline-level="1"><text:span text:style-name="T6">Use SOQL queries without WHERE conditions.</text:span></text:h>
        </text:list-item>
        <text:list-item>
          <text:h text:style-name="P12" text:outline-level="1"><text:span text:style-name="T4">Work with Salesforce Support to enable Skinny Tables.</text:span></text:h>
        </text:list-item>
        <text:list-item>
          <text:h text:style-name="P12" text:outline-level="1"><text:span text:style-name="T6">Reduce the number of triggers on Order _c object.</text:span></text:h>
        </text:list-item>
        <text:list-item>
          <text:h text:style-name="P12" text:outline-level="1"><text:span text:style-name="T4">Make the queries more selective using indexed fields.</text:span></text:h>
        </text:list-item>
      </text:list>
      <text:p text:style-name="Heading_20_1"><text:span text:style-name="T2">Universal Containers (UC) provides shipping services to its customers. They use Opportunities to track customer shipments. At any given time, shipping status can be one of the 10 values. UC has 200,000 Opportunity records. When creating a new field to track shipping status on opportunity, what should the architect do to improve data quality and avoid data skew?</text:span></text:p>
      <text:list xml:id="list1191392330887876830" text:style-name="WWNum9">
        <text:list-item>
          <text:h text:style-name="P13" text:outline-level="1"><text:span text:style-name="T4">Create a picklist field, values sorted alphabetically.</text:span></text:h>
        </text:list-item>
        <text:list-item>
          <text:h text:style-name="P13" text:outline-level="1"><text:span text:style-name="T6">Create a Master -Detail to custom object ShippingStatus c.</text:span></text:h>
        </text:list-item>
        <text:list-item>
          <text:h text:style-name="P13" text:outline-level="1"><text:span text:style-name="T6">Create a Lookup to custom object ShippingStatus c.</text:span></text:h>
        </text:list-item>
        <text:list-item>
          <text:h text:style-name="P13" text:outline-level="1"><text:span text:style-name="T6">Create a text field and make it an external ID.</text:span></text:h>
        </text:list-item>
      </text:list>
      <text:p text:style-name="Heading_20_1"><text:span text:style-name="T2">Universal Containers (UC) management has identified a total of ten text fields on the Contact object as important to capture any changes made to these fields, such as who made the change, when they made the change, what is the old value, and what is the new value. UC needs to be able to report on these field data changes within Salesforce for the past 3 months. What are two approaches that will meet this requirement? Choose 2 answers</text:span></text:p>
      <text:list xml:id="list7108683811057818650" text:style-name="WWNum10">
        <text:list-item>
          <text:h text:style-name="P14" text:outline-level="1"><text:span text:style-name="T6">Create a workflow to evaluate the rule when a record is created and use field update actions to store previous values for these ten fields in ten new fields.</text:span></text:h>
        </text:list-item>
        <text:list-item>
          <text:h text:style-name="P14" text:outline-level="1"><text:span text:style-name="T4">Write an Apex trigger on Contact after insert event and after update events and store the old values in another custom object.</text:span></text:h>
        </text:list-item>
        <text:list-item>
          <text:h text:style-name="P14" text:outline-level="1"><text:span text:style-name="T4">LII Turn on field Contact object history tracking for these ten fields, than create reports on contact history.</text:span></text:h>
        </text:list-item>
        <text:list-item>
          <text:h text:style-name="P14" text:outline-level="1"><text:soft-page-break/><text:span text:style-name="T6">Create a Contact report including these ten fields and Salesforce Id, then schedule the report to run once a day and send email to the admin.</text:span></text:h>
        </text:list-item>
      </text:list>
      <text:p text:style-name="Heading_20_1"><text:span text:style-name="T2">Universal Containers (UC) has an open sharing model for its Salesforce users to allow all its Salesforce internal users to edit all contacts, regardless of who owns the contact. However, UC management wants to allow only the owner of a contact record to delete that contact. If a user does not own the contact, then the user should not be allowed to delete the record. How should the architect approach the project so that the requirements are met?</text:span></text:p>
      <text:list xml:id="list2512892639826257270" text:style-name="WWNum11">
        <text:list-item>
          <text:h text:style-name="P15" text:outline-level="1"><text:span text:style-name="T4">Create a "before delete" trigger to check if the current user is not the owner.</text:span></text:h>
        </text:list-item>
      </text:list>
      <text:h text:style-name="No_20_Spacing" text:outline-level="1"><text:span text:style-name="T6">Set the Sharing settings as Public Read Only for the Contact object.</text:span></text:h>
      <text:h text:style-name="No_20_Spacing" text:outline-level="1"><text:span text:style-name="T6">Set the profile of the users to remove delete permission from the Contact object.</text:span></text:h>
      <text:h text:style-name="No_20_Spacing" text:outline-level="1"><text:span text:style-name="T6">Create a validation rule on the Contact object to check if the current user is not the owner.</text:span></text:h>
      <text:p text:style-name="Heading_20_1"><text:span text:style-name="T2">Universal Containers (UC) uses Salesforce for tracking opportunities (Opportunity). UC uses an internal ERP system for tracking deliveries and invoicing. The ERP system supports SOAP API and OData for bi-directional integration between Salesforce and the ERP system. UC has about one million opportunities. For each opportunity, UC sends 12 invoices, one per month. UC sales reps have requirements to view current invoice status and invoice amount from the opportunity page. When creating an object to model invoices, what should the architect recommend, considering performance and data storage space?</text:span></text:p>
      <text:list xml:id="list6765285459569886253" text:style-name="WWNum12">
        <text:list-item>
          <text:h text:style-name="P16" text:outline-level="1"><text:span text:style-name="T6">Use Streaming API to get the current status from the ERP and display on the Opportunity page.</text:span></text:h>
        </text:list-item>
        <text:list-item>
          <text:h text:style-name="P16" text:outline-level="1"><text:span text:style-name="T4">Create an external object Invoice _x with a Lookup relationship with Opportunity.</text:span></text:h>
        </text:list-item>
        <text:list-item>
          <text:h text:style-name="P16" text:outline-level="1"><text:span text:style-name="T6">Create a custom object Invoice _c with a master -detail relationship with Opportunity.</text:span></text:h>
        </text:list-item>
        <text:list-item>
          <text:h text:style-name="P16" text:outline-level="1"><text:span text:style-name="T6">Create a custom object Invoice _c with a Lookup relationship with Opportunity.</text:span></text:h>
        </text:list-item>
      </text:list>
      <text:p text:style-name="Heading_20_1"><text:span text:style-name="T2">Universal Containers has a large number of Opportunity fields (100) that they want to track field history on. Which two actions should an architect perform in order to meet this requirement? Choose 2 answers</text:span></text:p>
      <text:list xml:id="list6805377548665209149" text:style-name="WWNum13">
        <text:list-item>
          <text:h text:style-name="P17" text:outline-level="1"><text:span text:style-name="T4">Create a custom object to store a copy of the record when changed.</text:span></text:h>
        </text:list-item>
        <text:list-item>
          <text:h text:style-name="P17" text:outline-level="1"><text:span text:style-name="T4">Create a custom object to store the previous and new field values.</text:span></text:h>
        </text:list-item>
        <text:list-item>
          <text:h text:style-name="P17" text:outline-level="1"><text:span text:style-name="T6">Use Analytic Snapshots to store a copy of the record when changed.</text:span></text:h>
        </text:list-item>
        <text:list-item>
          <text:h text:style-name="P17" text:outline-level="1"><text:span text:style-name="T6">Select the 100 fields in the Opportunity Set History Tracking page.</text:span></text:h>
        </text:list-item>
      </text:list>
      <text:p text:style-name="Heading_20_1"><text:span text:style-name="T2">In a Salesforce org used to manage Contacts, what two options should be considered to maintain data quality? Choose 2 answers</text:span></text:p>
      <text:list xml:id="list8983616654759685899" text:style-name="WWNum14">
        <text:list-item>
          <text:h text:style-name="P18" text:outline-level="1"><text:span text:style-name="T6">Use the private sharing model.</text:span></text:h>
        </text:list-item>
        <text:list-item>
          <text:h text:style-name="P18" text:outline-level="1"><text:span text:style-name="T4">Use Salesforce duplicate management.</text:span></text:h>
        </text:list-item>
        <text:list-item>
          <text:h text:style-name="P18" text:outline-level="1"><text:span text:style-name="T4">Use validation rules on new record create and edit.</text:span></text:h>
        </text:list-item>
        <text:list-item>
          <text:h text:style-name="P18" text:outline-level="1"><text:span text:style-name="T6">Use workflow to delete duplicate records.</text:span></text:h>
        </text:list-item>
      </text:list>
      <text:p text:style-name="Heading_20_1"><text:span text:style-name="T2">Universal Containers is looking to use Salesforce to manage their sales organization. They will be migrating legacy account data from two aging systems into Salesforce. Which two design considerations should an architect take to minimize data duplication? Choose 2 answers</text:span></text:p>
      <text:list xml:id="list2703512621133844153" text:style-name="WWNum15">
        <text:list-item>
          <text:h text:style-name="P19" text:outline-level="1"><text:span text:style-name="T6">Use a workflow to check and prevent duplicates.</text:span></text:h>
        </text:list-item>
        <text:list-item>
          <text:h text:style-name="P19" text:outline-level="1"><text:span text:style-name="T4">Clean data before importing to Salesforce.</text:span></text:h>
        </text:list-item>
        <text:list-item>
          <text:h text:style-name="P19" text:outline-level="1"><text:soft-page-break/><text:span text:style-name="T4">Use Salesforce matching and duplicate rules.</text:span></text:h>
        </text:list-item>
        <text:list-item>
          <text:h text:style-name="P19" text:outline-level="1"><text:span text:style-name="T6">Import the data concurrently.</text:span></text:h>
        </text:list-item>
      </text:list>
      <text:p text:style-name="Heading_20_1"><text:span text:style-name="T2">Universal Containers (UC) has a Salesforce instance with over 10,000 Account records. They have noticed similar, but not identical. Account names and addresses. What should UC do to ensure proper data quality?</text:span></text:p>
      <text:list xml:id="list7624732941903234573" text:style-name="WWNum16">
        <text:list-item>
          <text:h text:style-name="P20" text:outline-level="1"><text:span text:style-name="T6">Use a service to standardize Account addresses, than use a 3rd -party tool to merge Accounts based on rules.</text:span></text:h>
        </text:list-item>
        <text:list-item>
          <text:h text:style-name="P20" text:outline-level="1"><text:span text:style-name="T6">Run a report, find Accounts whose name starts with the same five characters, then merge those Accounts.</text:span></text:h>
        </text:list-item>
        <text:list-item>
          <text:h text:style-name="P20" text:outline-level="1"><text:span text:style-name="T4">Enable Account de -duplication by creating matching rules in Salesforce, which will mass merge duplicate Accounts.</text:span></text:h>
        </text:list-item>
        <text:list-item>
          <text:h text:style-name="P20" text:outline-level="1"><text:span text:style-name="T6">Make the Account Owner clean their Accounts' addresses, than merge Accounts with the same address.</text:span></text:h>
        </text:list-item>
      </text:list>
      <text:p text:style-name="Heading_20_1"><text:span text:style-name="T2">Managers at Universal Containers (UC) have noticed that shipment records (a custom object) are being sent to the shipping department with bad address data specifically, addresses have missing data like City and poorly formatted Postal codes. Which two approaches will solve this issue? Choose 2 answers</text:span></text:p>
      <text:list xml:id="list5296406170614679970" text:style-name="WWNum17">
        <text:list-item>
          <text:h text:style-name="P21" text:outline-level="1"><text:span text:style-name="T6">Edit each of the page layouts to require that each address field contains data.</text:span></text:h>
        </text:list-item>
        <text:list-item>
          <text:h text:style-name="P21" text:outline-level="1"><text:span text:style-name="T4">Use a Validation Rule using CONTAINS to ensure address fields contain data.</text:span></text:h>
        </text:list-item>
        <text:list-item>
          <text:h text:style-name="P21" text:outline-level="1"><text:span text:style-name="T4">Use a Validation Rule using REGEX to ensure proper Postal Code formatting.</text:span></text:h>
        </text:list-item>
        <text:list-item>
          <text:h text:style-name="P21" text:outline-level="1"><text:span text:style-name="T6">Write an Apex Trigger to require all of the fields on the page layouts.</text:span></text:h>
        </text:list-item>
      </text:list>
      <text:p text:style-name="Heading_20_1"><text:span text:style-name="T2">Universal Containers (UC) has multi-level account hierarchies that represent departments within their major Accounts. Users are creating duplicate Contacts across multiple departments. UC wants to clean the data so as to have a single Contact across departments. What two solutions should UC implement to cleanse their data? Choose 2 answers</text:span></text:p>
      <text:list xml:id="list2246276062703391168" text:style-name="WWNum18">
        <text:list-item>
          <text:h text:style-name="P22" text:outline-level="1"><text:span text:style-name="T4">Make use of a third -party tool to help merge duplicate Contacts across Accounts.</text:span></text:h>
        </text:list-item>
        <text:list-item>
          <text:h text:style-name="P22" text:outline-level="1"><text:span text:style-name="T4">Use Data.com to standardize Contact address information to help identify duplicates.</text:span></text:h>
        </text:list-item>
        <text:list-item>
          <text:h text:style-name="P22" text:outline-level="1"><text:span text:style-name="T6">Use Workflow rules to standardize Contact information to identify and prevent duplicates.</text:span></text:h>
        </text:list-item>
        <text:list-item>
          <text:h text:style-name="P22" text:outline-level="1"><text:span text:style-name="T6">Make use of the Merge Contacts feature of Salesforce to merge duplicates for an Account.</text:span></text:h>
        </text:list-item>
      </text:list>
      <text:p text:style-name="Heading_20_1"><text:span text:style-name="T2">Universal Containers has defined a new Data Quality Plan for their Salesforce data and wants to know how they can enforce it throughout the organization. Which two approaches should an architect recommend to enforce this new plan? Choose 2 answers</text:span></text:p>
      <text:list xml:id="list7148256005594684505" text:style-name="WWNum19">
        <text:list-item>
          <text:h text:style-name="P23" text:outline-level="1"><text:span text:style-name="T4">Schedule a weekly dashboard displaying records that are missing information to be sent to managers for review.</text:span></text:h>
        </text:list-item>
        <text:list-item>
          <text:h text:style-name="P23" text:outline-level="1"><text:span text:style-name="T4">Use Workflow, Validation Rules, and Force.com code (Apex) to enforce critical business processes.</text:span></text:h>
        </text:list-item>
        <text:list-item>
          <text:h text:style-name="P23" text:outline-level="1"><text:span text:style-name="T6">Schedule reports that will automatically catch duplicates and merge or delete the records every week.</text:span></text:h>
        </text:list-item>
        <text:list-item>
          <text:h text:style-name="P23" text:outline-level="1"><text:span text:style-name="T6">Store all data in an external system and set up integration to Salesforce for view -only access.</text:span></text:h>
        </text:list-item>
      </text:list>
      <text:p text:style-name="Heading_20_1"><text:soft-page-break/><text:span text:style-name="T2">Universal Containers wants to implement a data-quality process to monitor the data that users are manually entering into the system through the Salesforce UI. Which approach should the architect recommend?</text:span></text:p>
      <text:list xml:id="list5382597506857674331" text:style-name="WWNum20">
        <text:list-item>
          <text:h text:style-name="P24" text:outline-level="1"><text:span text:style-name="T6">Allow users to import their data using the Salesforce Import tools.</text:span></text:h>
        </text:list-item>
        <text:list-item>
          <text:h text:style-name="P24" text:outline-level="1"><text:span text:style-name="T6">Utilize a 3rd -party solution from the AppExchange for data uploads.</text:span></text:h>
        </text:list-item>
        <text:list-item>
          <text:h text:style-name="P24" text:outline-level="1"><text:span text:style-name="T4">Utilize an app from the AppExchange to create data-quality dashboards.</text:span></text:h>
        </text:list-item>
        <text:list-item>
          <text:h text:style-name="P24" text:outline-level="1"><text:span text:style-name="T6">Use Apex to validate the format of phone numbers and postal codes.</text:span></text:h>
        </text:list-item>
      </text:list>
      <text:p text:style-name="Heading_20_1"><text:span text:style-name="T3">W</text:span><text:span text:style-name="T2">hich two methods should be used when importing Leads into Salesforce to ensure there are no duplicate records? Choose 2 answers</text:span></text:p>
      <text:list xml:id="list4014948877765252479" text:style-name="WWNum21">
        <text:list-item>
          <text:h text:style-name="P25" text:outline-level="1"><text:span text:style-name="T6">Create a Workflow Rule to check for duplicate records.</text:span></text:h>
        </text:list-item>
        <text:list-item>
          <text:h text:style-name="P25" text:outline-level="1"><text:span text:style-name="T4">Purchase an AppExchange Lead de-duplication application.</text:span></text:h>
        </text:list-item>
        <text:list-item>
          <text:h text:style-name="P25" text:outline-level="1"><text:span text:style-name="T4">Implement Salesforce Matching and Duplicate Rules.</text:span></text:h>
        </text:list-item>
        <text:list-item>
          <text:h text:style-name="P25" text:outline-level="1"><text:span text:style-name="T6">Run the Salesforce Lead Mass de-duplication tool.</text:span></text:h>
        </text:list-item>
      </text:list>
      <text:p text:style-name="Heading_20_1"><text:span text:style-name="T2">A customer has an integration that creates records in a Salesforce Custom Object. The Custom Object has a field marked as required on the page layout. The customer has noticed that many of the records coming from the external system are missing data in this field. What two things should the architect do to ensure this field always contains data coming from the source system? Choose 2 answers</text:span></text:p>
      <text:list xml:id="list8268076533077682050" text:style-name="WWNum22">
        <text:list-item>
          <text:h text:style-name="P26" text:outline-level="1"><text:span text:style-name="T4">Set up a Validation Rule to prevent blank values.</text:span></text:h>
        </text:list-item>
        <text:list-item>
          <text:h text:style-name="P26" text:outline-level="1"><text:span text:style-name="T6">Create a Workflow to default a value into this field.</text:span></text:h>
        </text:list-item>
        <text:list-item>
          <text:h text:style-name="P26" text:outline-level="1"><text:span text:style-name="T4">Mark the field required in setup at the field level.</text:span></text:h>
        </text:list-item>
        <text:list-item>
          <text:h text:style-name="P26" text:outline-level="1"><text:span text:style-name="T6">Blame the customer’s external system for bad data.</text:span></text:h>
        </text:list-item>
      </text:list>
      <text:p text:style-name="Heading_20_1"><text:span text:style-name="T2">Universal Containers has two systems, Salesforce and an on-premise ERP system. An architect has been tasked with copying Opportunity records to the ERP once they reach a Closed/Won Stage. The Opportunity record in the ERP system will be read-only for all fields copied in from Salesforce. What is the optimal real-time approach that achieves this solution?</text:span></text:p>
      <text:list xml:id="list4739509406127268048" text:style-name="WWNum23">
        <text:list-item>
          <text:h text:style-name="P27" text:outline-level="1"><text:span text:style-name="T6">Implement a Master Data Management system to determine system of record.</text:span></text:h>
        </text:list-item>
        <text:list-item>
          <text:h text:style-name="P27" text:outline-level="1"><text:span text:style-name="T4">Implement a workflow rule that sends Opportunity data through Outbound Messaging.</text:span></text:h>
        </text:list-item>
        <text:list-item>
          <text:h text:style-name="P27" text:outline-level="1"><text:span text:style-name="T6">Have the ERP poll Salesforce nightly and bring in the desired Opportunities.</text:span></text:h>
        </text:list-item>
        <text:list-item>
          <text:h text:style-name="P27" text:outline-level="1"><text:span text:style-name="T6">Implement an hourly integration to send Salesforce Opportunities to the ERP system.</text:span></text:h>
        </text:list-item>
      </text:list>
      <text:p text:style-name="Heading_20_1"><text:span text:style-name="T2">Universal Containers (UC) has three systems: Salesforce, a cloud -based ERP system, and an on -premise Order Management System (OMS). An architect has been tasked with creating a solution that uses Salesforce as the system of record for Leads and the OMS as the system of record for Account and Contacts. UC wants Accounts and Contacts to be able to maintain their names in each system (i.e., "John Doe" in the OMS and "Johnny Doe" in Salesforce), but wants to have a consolidated data store which links referenced records across the systems. What approach should an architect suggest so the requirements are met?</text:span></text:p>
      <text:list xml:id="list920258871785659933" text:style-name="WWNum24">
        <text:list-item>
          <text:h text:style-name="P28" text:outline-level="1"><text:span text:style-name="T6">Have Salesforce poll the OMS nightly and bring in the desired Accounts and Contacts.</text:span></text:h>
        </text:list-item>
        <text:list-item>
          <text:h text:style-name="P28" text:outline-level="1"><text:span text:style-name="T6">Implement an integration tool to send OMS Accounts and Contacts to Salesforce.</text:span></text:h>
        </text:list-item>
        <text:list-item>
          <text:h text:style-name="P28" text:outline-level="1"><text:soft-page-break/><text:span text:style-name="T4">Implement a Master Data Management strategy to reconcile Leads, Accounts, and Contacts.</text:span></text:h>
        </text:list-item>
        <text:list-item>
          <text:h text:style-name="P28" text:outline-level="1"><text:span text:style-name="T6">Use the Streaming API to send Account and Contact data from Salesforce to the OMS.</text:span></text:h>
        </text:list-item>
      </text:list>
      <text:p text:style-name="Heading_20_1"><text:span text:style-name="T2">An architect has been asked by a client to develop a solution that will integrate data and resolve duplicates and discrepancies between Salesforce and one or more external systems. What two factors should the architect take into consideration when deciding whether or not to use a Master Data Management system to achieve this solution? Choose 2 answers</text:span></text:p>
      <text:list xml:id="list2211425488462943873" text:style-name="WWNum25">
        <text:list-item>
          <text:h text:style-name="P29" text:outline-level="1"><text:span text:style-name="T6">Whether the systems are cloud -based or on -premise.</text:span></text:h>
        </text:list-item>
        <text:list-item>
          <text:h text:style-name="P29" text:outline-level="1"><text:span text:style-name="T6">Whether or not Salesforce replaced a legacy CRM.</text:span></text:h>
        </text:list-item>
        <text:list-item>
          <text:h text:style-name="P29" text:outline-level="1"><text:span text:style-name="T4">Whether the system of record changes for different tables.</text:span></text:h>
        </text:list-item>
        <text:list-item>
          <text:h text:style-name="P29" text:outline-level="1"><text:span text:style-name="T4">The number of systems that are integrating with each other.</text:span></text:h>
        </text:list-item>
      </text:list>
      <text:p text:style-name="Heading_20_1"><text:span text:style-name="T2">A customer is integrating two different systems with customer records into the Salesforce Account object. Master Data Management will be used to ensure that no duplicate records are created in Salesforce. How can the architect determine which system is the system of record on a field level?</text:span></text:p>
      <text:list xml:id="list8803233240297776188" text:style-name="WWNum26">
        <text:list-item>
          <text:h text:style-name="P30" text:outline-level="1"><text:span text:style-name="T6">Any field that is an input field in either external system will be overwritten by the last record integrated and can never have a system of record.</text:span></text:h>
        </text:list-item>
        <text:list-item>
          <text:h text:style-name="P30" text:outline-level="1"><text:span text:style-name="T6">Review the database schema for each external system and any fields with different names should always be separate fields in Salesforce.</text:span></text:h>
        </text:list-item>
        <text:list-item>
          <text:h text:style-name="P30" text:outline-level="1"><text:span text:style-name="T4">Master Data Management systems determine system of record and the architect doesn't have to think about what data is controlled by what system.</text:span></text:h>
        </text:list-item>
        <text:list-item>
          <text:h text:style-name="P30" text:outline-level="1"><text:span text:style-name="T6"><text:s/>Any Fields with the same purpose between the two systems should be reviewed by the key stakeholders to see how they will be used in Salesforce.</text:span></text:h>
        </text:list-item>
      </text:list>
      <text:p text:style-name="Heading_20_1"><text:span text:style-name="T2">In a disparate multi-system ERP environment, where Salesforce is being deployed, what are two techniques that should be used to maintain data synchronization between systems? Choose 2 answers</text:span></text:p>
      <text:list xml:id="list8534090847988744831" text:style-name="WWNum27">
        <text:list-item>
          <text:h text:style-name="P31" text:outline-level="1"><text:span text:style-name="T6">Build synchronization reports and dashboards.</text:span></text:h>
        </text:list-item>
        <text:list-item>
          <text:h text:style-name="P31" text:outline-level="1"><text:span text:style-name="T4">Integrate Salesforce with the ERP environment.</text:span></text:h>
        </text:list-item>
        <text:list-item>
          <text:h text:style-name="P31" text:outline-level="1"><text:span text:style-name="T4">Establish an MDM strategy to outline a single source of truth.</text:span></text:h>
        </text:list-item>
        <text:list-item>
          <text:h text:style-name="P31" text:outline-level="1"><text:span text:style-name="T6">Use workbench to update files within systems.</text:span></text:h>
        </text:list-item>
      </text:list>
      <text:p text:style-name="Heading_20_1"><text:span text:style-name="T2">All accounts and opportunities are created in Salesforce. Salesforce is integrated with three systems:</text:span></text:p>
      <text:p text:style-name="P5"><text:span text:style-name="T6">• An ERP system feeds order data into Salesforce and updates both Account and Opportunity records.</text:span></text:p>
      <text:p text:style-name="P4"><text:span text:style-name="T6">• An accounting system feeds invoice data into Salesforce and updates both Account and Opportunity records.</text:span></text:p>
      <text:p text:style-name="P4"><text:span text:style-name="T6">• A commission system feeds commission data into Salesforce and updates both Account and Opportunity records.</text:span></text:p>
      <text:p text:style-name="P6"><text:span text:style-name="T7">How should the architect determine which of these systems is the system of record?</text:span></text:p>
      <text:list xml:id="list6526977226105259923" text:style-name="WWNum28">
        <text:list-item>
          <text:h text:style-name="P32" text:outline-level="1"><text:span text:style-name="T6">Account and opportunity data originates in Salesforce, and therefore Salesforce is the system of record.</text:span></text:h>
        </text:list-item>
        <text:list-item>
          <text:h text:style-name="P32" text:outline-level="1"><text:soft-page-break/><text:span text:style-name="T6">Whatever system updates the attribute or object should be the system of record for that field or object.</text:span></text:h>
        </text:list-item>
        <text:list-item>
          <text:h text:style-name="P32" text:outline-level="1"><text:span text:style-name="T6">Whatever integration data flow runs last will, by default, determine which system is the system of record.</text:span></text:h>
        </text:list-item>
        <text:list-item>
          <text:h text:style-name="P32" text:outline-level="1"><text:span text:style-name="T4">Data flows should be reviewed with the business users to determine the system of record per object or field.</text:span></text:h>
        </text:list-item>
      </text:list>
      <text:p text:style-name="Heading_20_1"><text:span text:style-name="T2">What are two valid metadata types that should be included to document the data architecture of a Salesforce org? Choose 2 answers</text:span></text:p>
      <text:list xml:id="list8056553381733431684" text:style-name="WWNum29">
        <text:list-item>
          <text:h text:style-name="P33" text:outline-level="1"><text:span text:style-name="T4">RecordType</text:span></text:h>
        </text:list-item>
        <text:list-item>
          <text:h text:style-name="P33" text:outline-level="1"><text:span text:style-name="T6">Document</text:span></text:h>
        </text:list-item>
        <text:list-item>
          <text:h text:style-name="P33" text:outline-level="1"><text:span text:style-name="T4">CustomField</text:span></text:h>
        </text:list-item>
        <text:list-item>
          <text:h text:style-name="P33" text:outline-level="1"><text:span text:style-name="T6">SecuritySettings</text:span></text:h>
        </text:list-item>
      </text:list>
      <text:p text:style-name="Heading_20_1"><text:span text:style-name="T2">What are two key artifacts used to document the data architecture for a multi-system enterprise Salesforce implementation? Choose 2 answers</text:span></text:p>
      <text:list xml:id="list604357941389584104" text:style-name="WWNum30">
        <text:list-item>
          <text:h text:style-name="P34" text:outline-level="1"><text:span text:style-name="T6">User stories</text:span></text:h>
        </text:list-item>
        <text:list-item>
          <text:h text:style-name="P34" text:outline-level="1"><text:span text:style-name="T4">Data model</text:span></text:h>
        </text:list-item>
        <text:list-item>
          <text:h text:style-name="P34" text:outline-level="1"><text:span text:style-name="T6">Non-functional requirements</text:span></text:h>
        </text:list-item>
        <text:list-item>
          <text:h text:style-name="P34" text:outline-level="1"><text:span text:style-name="T4">Integration specification</text:span></text:h>
        </text:list-item>
      </text:list>
      <text:p text:style-name="Heading_20_1"><text:span text:style-name="T2">As part of a phased Salesforce rollout there will be 3 deployments spread out over the year. The requirements have been carefully documented. Which two methods should an architect use to trace back configuration changes to the detailed requirements? Choose 2 answers</text:span></text:p>
      <text:list xml:id="list3261676810781622548" text:style-name="WWNum31">
        <text:list-item>
          <text:h text:style-name="P35" text:outline-level="1"><text:span text:style-name="T6">Review the setup audit trail for configuration changes.</text:span></text:h>
        </text:list-item>
        <text:list-item>
          <text:h text:style-name="P35" text:outline-level="1"><text:span text:style-name="T4">Put the business purpose in the Description of each field.</text:span></text:h>
        </text:list-item>
        <text:list-item>
          <text:h text:style-name="P35" text:outline-level="1"><text:span text:style-name="T4">Maintain a data dictionary with the justification for each field.</text:span></text:h>
        </text:list-item>
        <text:list-item>
          <text:h text:style-name="P35" text:outline-level="1"><text:span text:style-name="T6">Use the Force.com IDE to save the metadata files in source control.</text:span></text:h>
        </text:list-item>
      </text:list>
      <text:p text:style-name="Heading_20_1"><text:span text:style-name="T2">How can an architect find information about who is creating, changing, or deleting certain fields within the past two months?</text:span></text:p>
      <text:list xml:id="list4646049548696159522" text:style-name="WWNum32">
        <text:list-item>
          <text:h text:style-name="P36" text:outline-level="1"><text:span text:style-name="T6">Remove "customize application" permissions from everyone else.</text:span></text:h>
        </text:list-item>
        <text:list-item>
          <text:h text:style-name="P36" text:outline-level="1"><text:span text:style-name="T6">Export the metadata and search it for the fields in question.</text:span></text:h>
        </text:list-item>
        <text:list-item>
          <text:h text:style-name="P36" text:outline-level="1"><text:span text:style-name="T6">Create a field history report for the fields in question.</text:span></text:h>
        </text:list-item>
        <text:list-item>
          <text:h text:style-name="P36" text:outline-level="1"><text:span text:style-name="T4">Export the setup audit trail and find the fields in question.</text:span></text:h>
        </text:list-item>
      </text:list>
      <text:p text:style-name="Heading_20_1"><text:span text:style-name="T2">Universal Containers wants to automatically archive all inactive Account data that is older than 3 years. The information does not need to remain accessible within the application. Which two methods should be recommended to meet this requirement? Choose 2 answers</text:span></text:p>
      <text:list xml:id="list2312853737290157315" text:style-name="WWNum33">
        <text:list-item>
          <text:h text:style-name="P37" text:outline-level="1"><text:span text:style-name="T6">Use the Force.com Workbench to export the data.</text:span></text:h>
        </text:list-item>
        <text:list-item>
          <text:h text:style-name="P37" text:outline-level="1"><text:span text:style-name="T6">Schedule a weekly export file from the Salesforce UI.</text:span></text:h>
        </text:list-item>
        <text:list-item>
          <text:h text:style-name="P37" text:outline-level="1"><text:span text:style-name="T4">Schedule jobs to export and delete using an ETL tool.</text:span></text:h>
        </text:list-item>
        <text:list-item>
          <text:h text:style-name="P37" text:outline-level="1"><text:span text:style-name="T4">Schedule jobs to export and delete using the Data Loader.</text:span></text:h>
        </text:list-item>
      </text:list>
      <text:p text:style-name="Heading_20_1"><text:span text:style-name="T2">Which two automated approaches should an architect recommend to purge old data out of Salesforce and aggregate that data in Salesforce? Choose 2 answers</text:span></text:p>
      <text:list xml:id="list3489097176201509291" text:style-name="WWNum34">
        <text:list-item>
          <text:h text:style-name="P38" text:outline-level="1"><text:span text:style-name="T4">Schedulable Batch Apex</text:span></text:h>
        </text:list-item>
        <text:list-item>
          <text:h text:style-name="P38" text:outline-level="1"><text:span text:style-name="T6">Third -party Business Intelligence system</text:span></text:h>
        </text:list-item>
        <text:list-item>
          <text:h text:style-name="P38" text:outline-level="1"><text:span text:style-name="T4">Third -party Integration Tool (ETL)</text:span></text:h>
        </text:list-item>
        <text:list-item>
          <text:h text:style-name="P38" text:outline-level="1"><text:soft-page-break/><text:span text:style-name="T6">Apex Triggers</text:span></text:h>
        </text:list-item>
      </text:list>
      <text:p text:style-name="Heading_20_1"><text:span text:style-name="T2">Universal Containers (UC) is concerned that data is being corrupted daily either through negligence or maliciousness. They want to implement a backup strategy to help recover any corrupted data or data mistakenly changed or even deleted. What should the data architect consider when designing a field -level audit and recovery plan?</text:span></text:p>
      <text:list xml:id="list2983638664360055799" text:style-name="WWNum35">
        <text:list-item>
          <text:h text:style-name="P39" text:outline-level="1"><text:span text:style-name="T4">Reduce data storage by purging old data.</text:span></text:h>
        </text:list-item>
        <text:list-item>
          <text:h text:style-name="P39" text:outline-level="1"><text:span text:style-name="T6">Implement an AppExchange package.</text:span></text:h>
        </text:list-item>
        <text:list-item>
          <text:h text:style-name="P39" text:outline-level="1"><text:span text:style-name="T6">Review projected data storage needs.</text:span></text:h>
        </text:list-item>
        <text:list-item>
          <text:h text:style-name="P39" text:outline-level="1"><text:span text:style-name="T6">Schedule a weekly export file.</text:span></text:h>
        </text:list-item>
      </text:list>
      <text:p text:style-name="Heading_20_1"><text:span text:style-name="T2">A Salesforce customer has millions of orders every year. Each order contains, on average, ten line items. The customer wants its Sales Reps to know how much money each customer generates year-over-year, but they are running out of data storage in Salesforce. What data archiving plan should the architect recommend?</text:span></text:p>
      <text:list xml:id="list6246948596691121816" text:style-name="WWNum36">
        <text:list-item>
          <text:h text:style-name="P40" text:outline-level="1"><text:span text:style-name="T6">Annually delete orders and order line items and ensure the customer has order information in another system.</text:span></text:h>
        </text:list-item>
        <text:list-item>
          <text:h text:style-name="P40" text:outline-level="1"><text:span text:style-name="T4">Annually aggregate order amount data to store in a custom object then delete those orders and order line items.</text:span></text:h>
        </text:list-item>
        <text:list-item>
          <text:h text:style-name="P40" text:outline-level="1"><text:span text:style-name="T6">Annually export and delete orders and order line items and store them in a zip file in case the data is needed later.</text:span></text:h>
        </text:list-item>
        <text:list-item>
          <text:h text:style-name="P40" text:outline-level="1"><text:span text:style-name="T6">Annually export and delete order line items and store them in a zip file in case they data is needed later.</text:span></text:h>
        </text:list-item>
      </text:list>
      <text:p text:style-name="Heading_20_1"><text:span text:style-name="T2">A customer monitors over 10,000 servers and these servers automatically record their status every 15 minutes. The customer is required to maintain all of these status reports for a period of 10 years. Service Reps need access to up to one week’s worth of these status reports with all of their details. What are two limits an architect should consider when recommending what data should be integrated into Salesforce and for how long it should be stored in Salesforce? Choose 2 answers</text:span></text:p>
      <text:list xml:id="list4364819324706228043" text:style-name="WWNum37">
        <text:list-item>
          <text:h text:style-name="P41" text:outline-level="1"><text:span text:style-name="T4">Data storage limits</text:span></text:h>
        </text:list-item>
        <text:list-item>
          <text:h text:style-name="P41" text:outline-level="1"><text:span text:style-name="T4">API Request limits</text:span></text:h>
        </text:list-item>
        <text:list-item>
          <text:h text:style-name="P41" text:outline-level="1"><text:span text:style-name="T6">Webservice callout limits</text:span></text:h>
        </text:list-item>
        <text:list-item>
          <text:h text:style-name="P41" text:outline-level="1"><text:span text:style-name="T6">Workflow rule limits</text:span></text:h>
        </text:list-item>
      </text:list>
      <text:p text:style-name="Heading_20_1"><text:span text:style-name="T2">A Salesforce customer has plenty of data storage. Sales Reps are complaining that searches are bringing back old records that aren't relevant any longer. Sales Managers need the data for their historical reporting. What strategy should a data architect use to ensure a better user experience for the Sales Reps?</text:span></text:p>
      <text:list xml:id="list8708104473919356590" text:style-name="WWNum38">
        <text:list-item>
          <text:h text:style-name="P42" text:outline-level="1"><text:span text:style-name="T6">Create a Permission Set to hide old data from Sales Reps.</text:span></text:h>
        </text:list-item>
        <text:list-item>
          <text:h text:style-name="P42" text:outline-level="1"><text:span text:style-name="T6">Use Batch Apex to archive old data on a rolling nightly basis.</text:span></text:h>
        </text:list-item>
        <text:list-item>
          <text:h text:style-name="P42" text:outline-level="1"><text:span text:style-name="T4">Archive and purge old data from Salesforce on a monthly basis.</text:span></text:h>
        </text:list-item>
        <text:list-item>
          <text:h text:style-name="P42" text:outline-level="1"><text:span text:style-name="T6">Set data access to Private to hide old data from Sales Reps.</text:span></text:h>
        </text:list-item>
      </text:list>
      <text:p text:style-name="Heading_20_1"><text:span text:style-name="T2">Universal Containers (UC) is implementing a formal, cross-business unit data governance program. As part of the program, UC will implement a team to make decisions on enterprise-wide data governance. Which two roles are appropriate as members of this team? Choose 2 answers</text:span></text:p>
      <text:list xml:id="list3216754750171581729" text:style-name="WWNum39">
        <text:list-item>
          <text:h text:style-name="P43" text:outline-level="1"><text:span text:style-name="T4">Analytics/BI Owners</text:span></text:h>
        </text:list-item>
        <text:list-item>
          <text:h text:style-name="P43" text:outline-level="1"><text:soft-page-break/><text:span text:style-name="T4">Data Domain Stewards</text:span></text:h>
        </text:list-item>
        <text:list-item>
          <text:h text:style-name="P43" text:outline-level="1"><text:span text:style-name="T6">Salesforce Administrators</text:span></text:h>
        </text:list-item>
        <text:list-item>
          <text:h text:style-name="P43" text:outline-level="1"><text:span text:style-name="T6">Operational Data Users</text:span></text:h>
        </text:list-item>
      </text:list>
      <text:p text:style-name="Heading_20_1"><text:span text:style-name="T2">Universal Containers (UC) has a complex system landscape and is implementing a data governance program for the first time. Which two first steps would be appropriate for UC to initiate an assessment of data architecture? Choose 2 answers</text:span></text:p>
      <text:list xml:id="list4363085958879674421" text:style-name="WWNum40">
        <text:list-item>
          <text:h text:style-name="P44" text:outline-level="1"><text:span text:style-name="T6">Engage with IT program managers to assess current velocity of projects in the pipeline.</text:span></text:h>
        </text:list-item>
        <text:list-item>
          <text:h text:style-name="P44" text:outline-level="1"><text:span text:style-name="T6">Engage with database administrators to assess current database performance metrics.</text:span></text:h>
        </text:list-item>
        <text:list-item>
          <text:h text:style-name="P44" text:outline-level="1"><text:span text:style-name="T4">Engage with executive sponsorship to assess enterprise data strategy and goals.</text:span></text:h>
        </text:list-item>
        <text:list-item>
          <text:h text:style-name="P44" text:outline-level="1"><text:span text:style-name="T4">Engage with business units and IT to assess current operational systems and data models.</text:span></text:h>
        </text:list-item>
      </text:list>
      <text:p text:style-name="Heading_20_1"><text:span text:style-name="T2">A data architect has been tasked with optimizing a data stewardship engagement for a Salesforce instance. Which three areas of Salesforce should the architect review before proposing any design recommendation? Choose 3 answers</text:span></text:p>
      <text:list xml:id="list5049797369117209957" text:style-name="WWNum41">
        <text:list-item>
          <text:h text:style-name="P45" text:outline-level="1"><text:span text:style-name="T4">Review the metadata xml files for redundant fields to consolidate.</text:span></text:h>
        </text:list-item>
        <text:list-item>
          <text:h text:style-name="P45" text:outline-level="1"><text:span text:style-name="T6">Determine if any integration points create records in Salesforce.</text:span></text:h>
        </text:list-item>
        <text:list-item>
          <text:h text:style-name="P45" text:outline-level="1"><text:span text:style-name="T4">Run key reports to determine what fields should be required.</text:span></text:h>
        </text:list-item>
        <text:list-item>
          <text:h text:style-name="P45" text:outline-level="1"><text:span text:style-name="T6">Export the setup audit trail to review what fields are being used.</text:span></text:h>
        </text:list-item>
        <text:list-item>
          <text:h text:style-name="P45" text:outline-level="1"><text:span text:style-name="T4">Review the sharing model to determine impact on duplicate records.</text:span></text:h>
        </text:list-item>
      </text:list>
      <text:p text:style-name="Heading_20_1"><text:span text:style-name="T2">To avoid creating duplicate Contacts, a customer frequently uses Data Loader to upsert Contact records into Salesforce. What common error should the data architect be aware of when using upsert?</text:span></text:p>
      <text:list xml:id="list4728528380784006342" text:style-name="WWNum42">
        <text:list-item>
          <text:h text:style-name="P46" text:outline-level="1"><text:span text:style-name="T4">Errors with duplicate external Id values within the same CSV file.</text:span></text:h>
        </text:list-item>
        <text:list-item>
          <text:h text:style-name="P46" text:outline-level="1"><text:span text:style-name="T6">Errors with records being updated and inserted in the same CSV file.</text:span></text:h>
        </text:list-item>
        <text:list-item>
          <text:h text:style-name="P46" text:outline-level="1"><text:span text:style-name="T6">Errors when a duplicate Contact name is found cause upsert to fail.</text:span></text:h>
        </text:list-item>
        <text:list-item>
          <text:h text:style-name="P46" text:outline-level="1"><text:span text:style-name="T6">Errors with using the wrong external Id will cause the load to fail.</text:span></text:h>
        </text:list-item>
      </text:list>
      <text:p text:style-name="Heading_20_1"><text:span text:style-name="T2">Universal Containers has deployed Salesforce for case management. The company is having difficulty understanding what percentage of cases are resolved from the initial call to their support organization. What first step is recommended to implement a reporting solution to measure the support reps case closure rates?</text:span></text:p>
      <text:list xml:id="list2355186927765275072" text:style-name="WWNum43">
        <text:list-item>
          <text:h text:style-name="P47" text:outline-level="1"><text:span text:style-name="T4">Enable field history tracking on the Case object.</text:span></text:h>
        </text:list-item>
        <text:list-item>
          <text:h text:style-name="P47" text:outline-level="1"><text:span text:style-name="T6">Create a report on Case analytic snapshots.</text:span></text:h>
        </text:list-item>
        <text:list-item>
          <text:h text:style-name="P47" text:outline-level="1"><text:span text:style-name="T6">Install AppExchange packages for available reports.</text:span></text:h>
        </text:list-item>
        <text:list-item>
          <text:h text:style-name="P47" text:outline-level="1"><text:span text:style-name="T6">Create Contact and Opportunity Reports and Dashboards.</text:span></text:h>
        </text:list-item>
      </text:list>
      <text:p text:style-name="Heading_20_1"><text:span text:style-name="T2">Universal Containers uses Salesforce to track its sales opportunities. The Sales VP would like to better understand key relevant performance figures and help the Sales Managers take corrective actions where appropriate. What reporting option should be considered?</text:span></text:p>
      <text:list xml:id="list3992268807445665044" text:style-name="WWNum44">
        <text:list-item>
          <text:h text:style-name="P48" text:outline-level="1"><text:span text:style-name="T6">Opportunity analytic snapshot</text:span></text:h>
        </text:list-item>
        <text:list-item>
          <text:h text:style-name="P48" text:outline-level="1"><text:span text:style-name="T6">Case SLA performance report</text:span></text:h>
        </text:list-item>
        <text:list-item>
          <text:h text:style-name="P48" text:outline-level="1"><text:span text:style-name="T6">Lead conversion rate report</text:span></text:h>
        </text:list-item>
        <text:list-item>
          <text:h text:style-name="P48" text:outline-level="1"><text:span text:style-name="T4">Sales KPI Dashboard</text:span></text:h>
        </text:list-item>
      </text:list>
      <text:p text:style-name="Heading_20_1"><text:soft-page-break/><text:span text:style-name="T2">In their legacy system Universal Containers has a monthly accounts receivable report that compiles data from Accounts, Contacts, Opportunities, Orders and Order Line Items. What difficulty will an architect run into when implementing this in Salesforce?</text:span></text:p>
      <text:list xml:id="list5642148486428821928" text:style-name="WWNum45">
        <text:list-item>
          <text:h text:style-name="P49" text:outline-level="1"><text:span text:style-name="T4">Salesforce allows up to four objects in a single report type.</text:span></text:h>
        </text:list-item>
        <text:list-item>
          <text:h text:style-name="P49" text:outline-level="1"><text:span text:style-name="T6">Salesforce does not support Orders or Order Line Items.</text:span></text:h>
        </text:list-item>
        <text:list-item>
          <text:h text:style-name="P49" text:outline-level="1"><text:span text:style-name="T6">A report cannot contain data from Accounts and Contacts.</text:span></text:h>
        </text:list-item>
        <text:list-item>
          <text:h text:style-name="P49" text:outline-level="1"><text:span text:style-name="T6">Custom report types cannot contain Opportunity data.</text:span></text:h>
        </text:list-item>
      </text:list>
      <text:p text:style-name="Heading_20_1"><text:span text:style-name="T2">Universal Containers keeps its Account data in Salesforce and its Invoice data in a third -party ERP system. They have connected the Invoice data through a Salesforce external object. They want data from both Accounts and Invoices visible in one report in one place. What two approaches should an architect suggest for achieving this solution? Choose 2 answers</text:span></text:p>
      <text:list xml:id="list5793838759578061886" text:style-name="WWNum46">
        <text:list-item>
          <text:h text:style-name="P50" text:outline-level="1"><text:span text:style-name="T4">Create a report in an external system combining Salesforce Account data and Invoice data from the ERP.</text:span></text:h>
        </text:list-item>
        <text:list-item>
          <text:h text:style-name="P50" text:outline-level="1"><text:span text:style-name="T6">Create a report combining data from the Account standard object and the Invoices external object.</text:span></text:h>
        </text:list-item>
        <text:list-item>
          <text:h text:style-name="P50" text:outline-level="1"><text:span text:style-name="T4">Create a Visualforce page combining Salesforce Account data and Invoice external object data.</text:span></text:h>
        </text:list-item>
        <text:list-item>
          <text:h text:style-name="P50" text:outline-level="1"><text:span text:style-name="T6">Create a separate Salesforce report for Accounts and Invoices and combine them in a dashboard.</text:span></text:h>
        </text:list-item>
      </text:list>
      <text:p text:style-name="Heading_20_1"><text:span text:style-name="T2">Universal Containers wishes to maintain Lead data from Leads even after they are deleted and cleared from the Recycle Bin. What approach should be implemented to achieve this solution?</text:span></text:p>
      <text:list xml:id="list2601188558733141851" text:style-name="WWNum47">
        <text:list-item>
          <text:h text:style-name="P51" text:outline-level="1"><text:span text:style-name="T6">Use a Lead standard report and filter on the IsDeleted standard field.</text:span></text:h>
        </text:list-item>
        <text:list-item>
          <text:h text:style-name="P51" text:outline-level="1"><text:span text:style-name="T6">Use a Converted Lead report to display data on Leads that have been deleted.</text:span></text:h>
        </text:list-item>
        <text:list-item>
          <text:h text:style-name="P51" text:outline-level="1"><text:span text:style-name="T6">Query Salesforce with the queryAll API method or using the ALL ROWS SOQL keywords.</text:span></text:h>
        </text:list-item>
        <text:list-item>
          <text:h text:style-name="P51" text:outline-level="1"><text:span text:style-name="T4">Send data to a Data Warehouse and mark Leads as deleted in that system.</text:span></text:h>
        </text:list-item>
      </text:list>
      <text:p text:style-name="Heading_20_1"><text:span text:style-name="T2">Universal Containers (UC) has deployed Salesforce to manage Marketing, Sales, and Support efforts in a multi-system ERP environment, after reaching the limits of native reports &amp; dashboards. UC leadership is looking to understand what options can be used to provide more analytical insights. What two approaches should an architect recommend? Choose 2 answers</text:span></text:p>
      <text:list xml:id="list7155407235497287569" text:style-name="WWNum48">
        <text:list-item>
          <text:h text:style-name="P52" text:outline-level="1"><text:span text:style-name="T4">AppExchange Apps</text:span></text:h>
        </text:list-item>
        <text:list-item>
          <text:h text:style-name="P52" text:outline-level="1"><text:span text:style-name="T4">Wave Analytics</text:span></text:h>
        </text:list-item>
        <text:list-item>
          <text:h text:style-name="P52" text:outline-level="1"><text:span text:style-name="T6">Weekly Snapshots</text:span></text:h>
        </text:list-item>
        <text:list-item>
          <text:h text:style-name="P52" text:outline-level="1"><text:span text:style-name="T6">Setup Audit Trails</text:span></text:h>
        </text:list-item>
      </text:list>
      <text:p text:style-name="Heading_20_1"><text:span text:style-name="T2">Universal Containers is setting up an external Business Intelligence (BI) system and wants to extract 1,000,000 Contact records. What should be recommended to avoid timeouts during the export process?</text:span></text:p>
      <text:list xml:id="list3788023089983166357" text:style-name="WWNum49">
        <text:list-item>
          <text:h text:style-name="P53" text:outline-level="1"><text:span text:style-name="T6">Use the SOAP API to export data.</text:span></text:h>
        </text:list-item>
        <text:list-item>
          <text:h text:style-name="P53" text:outline-level="1"><text:span text:style-name="T4">Utilize the Bulk API to export the data.</text:span></text:h>
        </text:list-item>
        <text:list-item>
          <text:h text:style-name="P53" text:outline-level="1"><text:span text:style-name="T6">Use GZIP compression to export the data.</text:span></text:h>
        </text:list-item>
        <text:list-item>
          <text:h text:style-name="P53" text:outline-level="1"><text:span text:style-name="T6">Schedule a Batch Apex job to export the data.</text:span></text:h>
        </text:list-item>
      </text:list>
      <text:p text:style-name="Heading_20_1"><text:soft-page-break/><text:span text:style-name="T2">Universal Containers (UC) is a business that works directly with individual consumers (B2C). They are moving from a current home-grown CRM system to Salesforce. UC has about one million consumer records. What should the architect recommend for optimal use of Salesforce functionality and also to avoid data loading issues?</text:span></text:p>
      <text:list xml:id="list6025564078240406294" text:style-name="WWNum50">
        <text:list-item>
          <text:h text:style-name="P54" text:outline-level="1"><text:span text:style-name="T6">Create a Custom Object Individual Consumer c to load all individual consumers.</text:span></text:h>
        </text:list-item>
        <text:list-item>
          <text:h text:style-name="P54" text:outline-level="1"><text:span text:style-name="T6">Load all individual consumers as Account records and avoid using the Contact object.</text:span></text:h>
        </text:list-item>
        <text:list-item>
          <text:h text:style-name="P54" text:outline-level="1"><text:span text:style-name="T4">Load one Account record and one Contact record for each individual consumer.</text:span></text:h>
        </text:list-item>
        <text:list-item>
          <text:h text:style-name="P54" text:outline-level="1"><text:span text:style-name="T6">Create one Account and load individual consumers as Contacts linked to that one Account.</text:span></text:h>
        </text:list-item>
      </text:list>
      <text:p text:style-name="Heading_20_1"><text:span text:style-name="T2">Universal Containers (UC) has a data model as shown in the image.The Project object has a private sharing model, and it has Roll -Up summary fields to calculate the number of resources assigned to the project, total hours for the project, and the number of work items associated to the project. What should the architect consider, knowing there will be a large amount of time entry records to be loaded regularly from an external system into Salesforce.com? </text:span></text:p>
      <text:list xml:id="list1131727830864732295" text:style-name="WWNum51">
        <text:list-item>
          <text:h text:style-name="P55" text:outline-level="1"><text:span text:style-name="T6">Load all data using external IDs to link to parent records.</text:span></text:h>
        </text:list-item>
        <text:list-item>
          <text:h text:style-name="P55" text:outline-level="1"><text:span text:style-name="T6">Use workflow to calculate summary values instead of Roll -Up.</text:span></text:h>
        </text:list-item>
        <text:list-item>
          <text:h text:style-name="P55" text:outline-level="1"><text:span text:style-name="T6">Use triggers to calculate summary values instead of Roll -Up.</text:span></text:h>
        </text:list-item>
        <text:list-item>
          <text:h text:style-name="P55" text:outline-level="1"><text:span text:style-name="T4">Load all data after deferring sharing calculations.</text:span></text:h>
        </text:list-item>
      </text:list>
      <text:p text:style-name="Heading_20_1"><text:span text:style-name="T2">Universal Containers is migrating their legacy system's users and data to Salesforce. They will be creating 10,000 users, 2 million Account records, and 10 million Invoice records. The visibility of these records is controlled by a few dozen owner and criteria -based sharing rules. What are two approaches that will minimize data loading time during this migration to a new organization? Choose 2 answers</text:span></text:p>
      <text:list xml:id="list3274863101284680565" text:style-name="WWNum52">
        <text:list-item>
          <text:h text:style-name="P56" text:outline-level="1"><text:span text:style-name="T4">Create the users, upload all data, and then deploy the sharing rules.</text:span></text:h>
        </text:list-item>
        <text:list-item>
          <text:h text:style-name="P56" text:outline-level="1"><text:span text:style-name="T6">Contact Salesforce to activate indexing before uploading the data.</text:span></text:h>
        </text:list-item>
        <text:list-item>
          <text:h text:style-name="P56" text:outline-level="1"><text:span text:style-name="T6">First, load all account records, and then load all user records.</text:span></text:h>
        </text:list-item>
        <text:list-item>
          <text:h text:style-name="P56" text:outline-level="1"><text:span text:style-name="T4">Defer sharing calculations until the data has finished uploading.</text:span></text:h>
        </text:list-item>
      </text:list>
      <text:p text:style-name="Heading_20_1"><text:span text:style-name="T2">Universal Containers wishes to send data from Salesforce to an external system to generate invoices from their Order Management System (OMS). They want a Salesforce administrator to be able to customize which fields will be sent to the external system without modifying code. What two approaches should an architect recommend to deliver the desired solution? Choose 2 answers</text:span></text:p>
      <text:list xml:id="list360377463967789418" text:style-name="WWNum53">
        <text:list-item>
          <text:h text:style-name="P57" text:outline-level="1"><text:span text:style-name="T6">A set&lt;sobjectFieldset&gt; to determine which fields to send in an HTTP callout.</text:span></text:h>
        </text:list-item>
        <text:list-item>
          <text:h text:style-name="P57" text:outline-level="1"><text:span text:style-name="T4">An Outbound Message to determine which fields to send to the OMS.</text:span></text:h>
        </text:list-item>
        <text:list-item>
          <text:h text:style-name="P57" text:outline-level="1"><text:span text:style-name="T4">A Field set that determines which fields to send in an HTTP callout.</text:span></text:h>
        </text:list-item>
        <text:list-item>
          <text:h text:style-name="P57" text:outline-level="1"><text:span text:style-name="T6">Enable the field -level security permissions for the fields to send.</text:span></text:h>
        </text:list-item>
      </text:list>
      <text:p text:style-name="Heading_20_1"><text:span text:style-name="T2">The architect is planning a large data migration for Universal Containers from their legacy CRM system to Salesforce. What three things should the architect consider to optimize performance of the data migration? Choose 3 answers</text:span></text:p>
      <text:list xml:id="list9112121870833750628" text:style-name="WWNum54">
        <text:list-item>
          <text:h text:style-name="P58" text:outline-level="1"><text:span text:style-name="T6">Review the time zones of the User loading the data.</text:span></text:h>
        </text:list-item>
        <text:list-item>
          <text:h text:style-name="P58" text:outline-level="1"><text:span text:style-name="T4">Remove custom indexes on the data being loaded.</text:span></text:h>
        </text:list-item>
        <text:list-item>
          <text:h text:style-name="P58" text:outline-level="1"><text:span text:style-name="T6">Determine if the legacy system is still in use.</text:span></text:h>
        </text:list-item>
        <text:list-item>
          <text:h text:style-name="P58" text:outline-level="1"><text:span text:style-name="T4">Defer sharing calculations of the Salesforce Org.</text:span></text:h>
        </text:list-item>
        <text:list-item>
          <text:h text:style-name="P58" text:outline-level="1"><text:soft-page-break/><text:span text:style-name="T4">Deactivate approval processes and workflow rules.</text:span></text:h>
        </text:list-item>
      </text:list>
      <text:p text:style-name="Heading_20_1"><text:span text:style-name="T2">Universal Containers has a large volume of Contact data going into Salesforce.com. There are 100,000 existing contact records. 200,000 new contacts will be loaded. The Contact object has an external ID field that is unique and must be populated for all existing records. What should the architect recommend to reduce data load processing time?</text:span></text:p>
      <text:list xml:id="list5691457306769880079" text:style-name="WWNum55">
        <text:list-item>
          <text:h text:style-name="P59" text:outline-level="1"><text:span text:style-name="T6">Load Contact records together using the Streaming API via the Upsert operation.</text:span></text:h>
        </text:list-item>
        <text:list-item>
          <text:h text:style-name="P59" text:outline-level="1"><text:span text:style-name="T6">Delete all existing records, and then load all records together via the Insert operation.</text:span></text:h>
        </text:list-item>
        <text:list-item>
          <text:h text:style-name="P59" text:outline-level="1"><text:span text:style-name="T6">Load all records via the Upsert operation to determine new records vs. existing records.</text:span></text:h>
        </text:list-item>
        <text:list-item>
          <text:h text:style-name="P59" text:outline-level="1"><text:span text:style-name="T4">Load new records via the Insert operation and existing records via the Update operation.</text:span></text:h>
        </text:list-item>
      </text:list>
      <text:p text:style-name="Heading_20_1"><text:span text:style-name="T2">An architect is planning on having different batches to load one million Opportunities into Salesforce using the Bulk API in parallel mode. What should be considered when loading the Opportunity records?</text:span></text:p>
      <text:list xml:id="list2131405423894459943" text:style-name="WWNum56">
        <text:list-item>
          <text:h text:style-name="P60" text:outline-level="1"><text:span text:style-name="T6">Create indexes on Opportunity object text fields.</text:span></text:h>
        </text:list-item>
        <text:list-item>
          <text:h text:style-name="P60" text:outline-level="1"><text:span text:style-name="T4">Group batches by the AccountId field.</text:span></text:h>
        </text:list-item>
        <text:list-item>
          <text:h text:style-name="P60" text:outline-level="1"><text:span text:style-name="T6">Sort batches by Name field values.</text:span></text:h>
        </text:list-item>
        <text:list-item>
          <text:h text:style-name="P60" text:outline-level="1"><text:span text:style-name="T6">Order batches by Auto -number field.</text:span></text:h>
        </text:list-item>
      </text:list>
      <text:p text:style-name="Heading_20_1"><text:span text:style-name="T2">Universal Containers has more than 10 million records in the Order_c object. The query has timed out when running a bulk query. What should be considered to resolve query timeout?</text:span></text:p>
      <text:list xml:id="list5744318689093100649" text:style-name="WWNum57">
        <text:list-item>
          <text:h text:style-name="P61" text:outline-level="1"><text:span text:style-name="T6">Tooling API</text:span></text:h>
        </text:list-item>
        <text:list-item>
          <text:h text:style-name="P61" text:outline-level="1"><text:span text:style-name="T4">PK Chunking</text:span></text:h>
        </text:list-item>
        <text:list-item>
          <text:h text:style-name="P61" text:outline-level="1"><text:span text:style-name="T6">Metadata API</text:span></text:h>
        </text:list-item>
        <text:list-item>
          <text:h text:style-name="P61" text:outline-level="1"><text:span text:style-name="T6">Streaming API</text:span></text:h>
        </text:list-item>
      </text:list>
      <text:p text:style-name="Heading_20_1"><text:span text:style-name="T2">Global Containers (GC) just acquired Universal Containers (UC). Both companies use Salesforce and as part of the acquisition, all of the data for the UC Salesforce instance (source) must be migrated into the GC Salesforce instance (target). Universal Containers has over 5 million Case records. What should the architect consider when trying to optimize the data load time?</text:span></text:p>
      <text:list xml:id="list3736057829602708212" text:style-name="WWNum58">
        <text:list-item>
          <text:h text:style-name="P62" text:outline-level="1"><text:span text:style-name="T6">Use the Salesforce Org Migration Tool from the Setup Data Management menu.</text:span></text:h>
        </text:list-item>
        <text:list-item>
          <text:h text:style-name="P62" text:outline-level="1"><text:span text:style-name="T4">Pre-process the data, then use Data Loader with SOAP API to upsert with zip compression enabled.</text:span></text:h>
        </text:list-item>
        <text:list-item>
          <text:h text:style-name="P62" text:outline-level="1"><text:span text:style-name="T6">Load Case data directly leveraging Salesforce-to-Salesforce functionality.</text:span></text:h>
        </text:list-item>
        <text:list-item>
          <text:h text:style-name="P62" text:outline-level="1"><text:span text:style-name="T6">Break the load into multiple sets of data to be loaded using Bulk API parallel processes.</text:span></text:h>
        </text:list-item>
      </text:list>
      <text:p text:style-name="Heading_20_1"><text:span text:style-name="T2">universal Containers (UC) has users complaining about reports timing out or simply taking too long to run What two actions should the data architect recommend to improve the reporting experience? Choose 2 answers</text:span></text:p>
      <text:list xml:id="list4848796064646034383" text:style-name="WWNum59">
        <text:list-item>
          <text:h text:style-name="P63" text:outline-level="1"><text:span text:style-name="T4">Index key fields used in report criteria.</text:span></text:h>
        </text:list-item>
        <text:list-item>
          <text:h text:style-name="P63" text:outline-level="1"><text:span text:style-name="T6">Enable Divisions for large data objects.</text:span></text:h>
        </text:list-item>
        <text:list-item>
          <text:h text:style-name="P63" text:outline-level="1"><text:span text:style-name="T4">Create one skinny table per report.</text:span></text:h>
        </text:list-item>
        <text:list-item>
          <text:h text:style-name="P63" text:outline-level="1"><text:span text:style-name="T6">Share each report with fewer users.</text:span></text:h>
        </text:list-item>
      </text:list>
      <text:p text:style-name="Heading_20_1"><text:soft-page-break/><text:span text:style-name="T2">Universal Containers (UC) has over 10 million records. They have a nightly integration that queries these records. The queries are timing out. What should the data architect do or look for when troubleshooting the queries? Choose 2 answers</text:span></text:p>
      <text:list xml:id="list6245169235859232260" text:style-name="WWNum60">
        <text:list-item>
          <text:h text:style-name="P64" text:outline-level="1"><text:span text:style-name="T6">Change the integration users' profile to have View All Data.</text:span></text:h>
        </text:list-item>
      </text:list>
      <text:h text:style-name="No_20_Spacing" text:outline-level="1"><text:span text:style-name="T4">Ensure the query doesn't contain NULL in any filter criteria.</text:span></text:h>
      <text:h text:style-name="No_20_Spacing" text:outline-level="1"><text:span text:style-name="T4">Create custom indexes on the fields used in the filter criteria.</text:span></text:h>
      <text:h text:style-name="No_20_Spacing" text:outline-level="1"><text:span text:style-name="T6">Create a formula field instead of having multiple filter criteria.</text:span></text:h>
      <text:p text:style-name="Heading_20_1"><text:span text:style-name="T2">Universal Containers (UC) is implementing a Salesforce project with large volumes of data and daily transactions. The solution includes both real-time web service integrations and Visualforce mash-ups with back-end systems. The Salesforce Full sandbox used by the project integrates with full-scale back-end testing systems. What two types of performance testing are appropriate for this project? Choose 2 answers</text:span></text:p>
      <text:list xml:id="list6501940115836035453" text:style-name="WWNum61">
        <text:list-item>
          <text:h text:style-name="P65" text:outline-level="1"><text:span text:style-name="T4">Pre -go-live automated page -load testing against the Salesforce Full sandbox.</text:span></text:h>
        </text:list-item>
        <text:list-item>
          <text:h text:style-name="P65" text:outline-level="1"><text:span text:style-name="T6">Post go -live automated page -load testing against the Salesforce Production org.</text:span></text:h>
        </text:list-item>
        <text:list-item>
          <text:h text:style-name="P65" text:outline-level="1"><text:span text:style-name="T6">Pre -go -live unit testing in the Salesforce Full sandbox.</text:span></text:h>
        </text:list-item>
        <text:list-item>
          <text:h text:style-name="P65" text:outline-level="1"><text:span text:style-name="T4">Stress testing against the web services hosted by the integration middleware.</text:span></text:h>
        </text:list-item>
      </text:list>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100%" fo:margin-left="0.3937in" fo:margin-right="0in" fo:margin-top="0.0417in" fo:margin-bottom="0.0417in" fo:line-height="100%" fo:text-align="justify" style:justify-single-word="false" fo:keep-together="always" fo:text-indent="-0.2362in" style:auto-text-indent="false" fo:keep-with-next="always"/>
      <style:text-properties fo:color="#244061" style:font-name="Calibri Light" fo:font-size="12pt" style:font-size-asian="12pt" style:font-name-complex="F" style:font-size-complex="14pt" style:font-weight-complex="bold"/>
    </style:style>
    <style:style style:name="No_20_Spacing" style:display-name="No Spacing" style:family="paragraph" style:default-outline-level="1">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44061" style:font-name="Calibri Light" fo:font-size="12pt" style:font-size-asian="12pt" style:font-name-complex="F"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fo:font-weight="normal" style:font-weight-asian="normal"/>
    </style:style>
    <text:outline-style style:name="Outline">
      <text:outline-level-style text:level="1" text:style-name="ListLabel_20_1" style:num-suffix="." style:num-format="a">
        <style:list-level-properties text:list-level-position-and-space-mode="label-alignment">
          <style:list-level-label-alignment text:label-followed-by="listtab" fo:text-indent="-0.25in" fo:margin-left="0.7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362in" fo:margin-left="0.3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362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36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36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362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362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362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362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3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hi</meta:initial-creator>
    <dc:creator>Abhi</dc:creator>
    <meta:editing-cycles>2</meta:editing-cycles>
    <meta:creation-date>2018-03-14T14:14:00</meta:creation-date>
    <dc:date>2018-03-14T14:14:00</dc:date>
    <meta:editing-duration>P0D</meta:editing-duration>
    <meta:generator>OpenOffice.org/3.4.1$Win32 OpenOffice.org_project/341m1$Build-9593</meta:generator>
    <meta:document-statistic meta:table-count="0" meta:image-count="0" meta:object-count="0" meta:page-count="13" meta:paragraph-count="307" meta:word-count="5620" meta:character-count="3403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